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新細明體" svg:font-family="新細明體"/>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1mm"/>
    </style:style>
    <style:style style:name="co2" style:family="table-column">
      <style:table-column-properties fo:break-before="auto" style:column-width="68mm"/>
    </style:style>
    <style:style style:name="co3" style:family="table-column">
      <style:table-column-properties fo:break-before="auto" style:column-width="197.11mm"/>
    </style:style>
    <style:style style:name="co4" style:family="table-column">
      <style:table-column-properties fo:break-before="auto" style:column-width="79.11mm"/>
    </style:style>
    <style:style style:name="co5" style:family="table-column">
      <style:table-column-properties fo:break-before="auto" style:column-width="21.17mm"/>
    </style:style>
    <style:style style:name="ro1" style:family="table-row">
      <style:table-row-properties style:row-height="6.99mm" fo:break-before="auto" style:use-optimal-row-height="true"/>
    </style:style>
    <style:style style:name="ro2" style:family="table-row">
      <style:table-row-properties style:row-height="83.71mm" fo:break-before="auto" style:use-optimal-row-height="true"/>
    </style:style>
    <style:style style:name="ro3" style:family="table-row">
      <style:table-row-properties style:row-height="144.36mm" fo:break-before="auto" style:use-optimal-row-height="false"/>
    </style:style>
    <style:style style:name="ro4" style:family="table-row">
      <style:table-row-properties style:row-height="70.84mm" fo:break-before="auto" style:use-optimal-row-height="true"/>
    </style:style>
    <style:style style:name="ro5" style:family="table-row">
      <style:table-row-properties style:row-height="95.62mm" fo:break-before="auto" style:use-optimal-row-height="true"/>
    </style:style>
    <style:style style:name="ro6" style:family="table-row">
      <style:table-row-properties style:row-height="351.31mm" fo:break-before="auto" style:use-optimal-row-height="true"/>
    </style:style>
    <style:style style:name="ro7" style:family="table-row">
      <style:table-row-properties style:row-height="43.27mm" fo:break-before="auto" style:use-optimal-row-height="true"/>
    </style:style>
    <style:style style:name="ro8" style:family="table-row">
      <style:table-row-properties style:row-height="5.72mm" fo:break-before="auto" style:use-optimal-row-height="true"/>
    </style:style>
    <style:style style:name="ta1" style:family="table" style:master-page-name="mp1">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data-style-name="N0">
      <style:table-cell-properties fo:wrap-option="wrap" style:vertical-align="middle"/>
      <style:text-properties fo:font-size="14pt" style:font-size-asian="14pt" style:font-size-complex="14pt"/>
    </style:style>
    <style:style style:name="ce2" style:family="table-cell" style:parent-style-name="Default" style:data-style-name="N138">
      <style:table-cell-properties fo:wrap-option="wrap" style:vertical-align="top"/>
      <style:text-properties fo:font-size="14pt" style:font-size-asian="14pt" style:font-size-complex="14pt"/>
    </style:style>
    <style:style style:name="ce3" style:family="table-cell" style:parent-style-name="Default" style:data-style-name="N84"/>
    <style:style style:name="ce4" style:family="table-cell" style:parent-style-name="Default" style:data-style-name="N138">
      <style:table-cell-properties style:text-align-source="fix" style:repeat-content="false" fo:wrap-option="wrap" style:vertical-align="top"/>
      <style:paragraph-properties fo:text-align="start" fo:margin-left="0mm"/>
      <style:text-properties fo:font-size="14pt" style:font-size-asian="14pt" style:font-size-complex="14pt"/>
    </style:style>
    <style:style style:name="ce5" style:family="table-cell" style:parent-style-name="Default" style:data-style-name="N0"/>
    <style:style style:name="ce6" style:family="table-cell" style:parent-style-name="Default" style:data-style-name="N0">
      <style:table-cell-properties fo:wrap-option="wrap" style:vertical-align="top"/>
      <style:text-properties fo:font-size="14pt" style:font-size-asian="14pt" style:font-size-complex="14pt"/>
    </style:style>
    <style:style style:name="ce7" style:family="table-cell" style:parent-style-name="Default" style:data-style-name="N0">
      <style:table-cell-properties fo:wrap-option="wrap"/>
      <style:text-properties fo:font-size="14pt" style:font-size-asian="14pt" style:font-size-complex="14pt"/>
    </style:style>
    <style:style style:name="ce8" style:family="table-cell" style:parent-style-name="Default" style:data-style-name="N0">
      <style:text-properties style:font-name="新細明體" fo:font-size="14pt" style:font-name-asian="新細明體" style:font-size-asian="14pt" style:font-name-complex="新細明體" style:font-size-complex="14pt"/>
    </style:style>
  </office:automatic-styles>
  <office:body>
    <office:spreadsheet>
      <table:calculation-settings table:case-sensitive="false" table:search-criteria-must-apply-to-whole-cell="false"/>
      <table:table table:name="工作表1" table:style-name="ta1" table:print-ranges="工作表1.A1:工作表1.D5">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number-columns-repeated="1020" table:default-cell-style-name="ce5"/>
        <table:table-row table:style-name="ro1">
          <table:table-cell table:style-name="ce1" office:value-type="string" calcext:value-type="string">
            <text:p>建立日期</text:p>
          </table:table-cell>
          <table:table-cell table:style-name="ce1" office:value-type="string" calcext:value-type="string">
            <text:p>題目</text:p>
          </table:table-cell>
          <table:table-cell table:style-name="ce1" office:value-type="string" calcext:value-type="string">
            <text:p>答案</text:p>
          </table:table-cell>
          <table:table-cell table:style-name="ce1" office:value-type="string" calcext:value-type="string">
            <text:p>提供機關</text:p>
          </table:table-cell>
          <table:table-cell table:number-columns-repeated="1020"/>
        </table:table-row>
        <table:table-row table:style-name="ro2">
          <table:table-cell table:style-name="ce2" office:value-type="string" calcext:value-type="string">
            <text:p>106/2/21</text:p>
          </table:table-cell>
          <table:table-cell table:style-name="ce6" office:value-type="string" calcext:value-type="string">
            <text:p>「健保卡遭盜用會被停卡」是真的嗎?</text:p>
          </table:table-cell>
          <table:table-cell table:style-name="ce6" office:value-type="string" calcext:value-type="string">
            <text:p>有些不肖人士採用健保詐騙電話的「話術」，不外是自稱健保署人員或檢警人員，偽稱「健保卡違規使用（被盜用、使用異常、有違規紀錄），即將被停卡」、或「於ＯＯ醫院就診，需申請醫療給付OOO元」等情境，藉由民眾衝動、恐慌的心理，進一步騙取個資，或告知其個資遭冒用，帳戶已不安全，要求將帳戶錢領出交由所謂「監管單位」，或交付存摺、提款卡及密碼，導致民眾財物損失。</text:p>
            <text:p> </text:p>
            <text:p>　　目前健保欠費與民眾就醫權已完全脫鉤，亦即健保欠費不會導致民眾被鎖卡或不得就醫。民眾若接到電話告知「欠費將被鎖卡、健保卡被盜用、有違規紀錄」，切勿依指示做任何動作。</text:p>
            <text:p> </text:p>
            <text:p>　　健保署強調，該署不會主動以電話語音、簡訊、Line等方式，要求民眾匯款、回電、或點選連結，呼籲民眾若接到任何疑似詐騙電話，可撥打免付費專線0800-030-598查證，或撥165防詐騙電話報案。</text:p>
          </table:table-cell>
          <table:table-cell table:style-name="ce6" office:value-type="string" calcext:value-type="string">
            <text:p>衛生福利部中央健康保險署</text:p>
          </table:table-cell>
          <table:table-cell table:number-columns-repeated="1020"/>
        </table:table-row>
        <table:table-row table:style-name="ro3">
          <table:table-cell table:style-name="ce2" office:value-type="string" calcext:value-type="string">
            <text:p>106/2/21</text:p>
          </table:table-cell>
          <table:table-cell table:style-name="ce6" office:value-type="string" calcext:value-type="string">
            <text:p>愛滋病會拖垮健保，是真的嗎？</text:p>
          </table:table-cell>
          <table:table-cell table:style-name="ce6" office:value-type="string" calcext:value-type="string">
            <text:p>針對網路流傳同性婚姻合法化，將促使外籍同志愛滋感染者為取得免費愛滋藥物治療，來台與我國同志結婚，進而拖垮台灣的健保；健保署特別澄清，愛滋病在民國95年之前是依健保重大傷病納入給付，之後則由疾病管制署由公務預算支應至今。</text:p>
            <text:p> </text:p>
            <text:p>　　依據民國104年2月4日修正公告的「人類免疫缺乏病毒傳染防治及感染者權益保障條例」，自106年2月起，愛滋病患服藥兩年後，回歸健保以慢性病照護模式給付。</text:p>
            <text:p> </text:p>
            <text:p>　　根據統計，104年間統計愛滋病感染者的門住診醫療支出，每人平均藥費為13萬2千多元，每人平均醫療費用16萬2千多元，絕非外傳每位感染者一年花掉藥費35萬元。</text:p>
            <text:p> </text:p>
            <text:p>　　健保署強調，外籍人士除非是受聘來台工作，否則外籍配偶需領有居留證明文件且在台居留滿六個月，才能享有健保。</text:p>
            <text:p> </text:p>
            <text:p>　　另外，健保署表示，有關外傳股票上市公司「中裕新藥」正開發生產抗愛滋用藥，但截至目前為止，健保署尚未收到中裕新藥任何申請新藥給付的案件，冀望外界勿以訛傳訛。</text:p>
          </table:table-cell>
          <table:table-cell table:style-name="ce6" office:value-type="string" calcext:value-type="string">
            <text:p>衛生福利部中央健康保險署</text:p>
          </table:table-cell>
          <table:table-cell table:number-columns-repeated="1020"/>
        </table:table-row>
        <table:table-row table:style-name="ro4">
          <table:table-cell table:style-name="ce2" office:value-type="string" calcext:value-type="string">
            <text:p>106/2/21</text:p>
          </table:table-cell>
          <table:table-cell table:style-name="ce6" office:value-type="string" calcext:value-type="string">
            <text:p>「現在只要帶~~身分證及健保卡到健保署去、就可以領取一個保溫袋」是真的嗎？</text:p>
          </table:table-cell>
          <table:table-cell table:style-name="ce6" office:value-type="string" calcext:value-type="string">
            <text:p>部分民眾透過即時通訊軟體，一再轉載「現在只要帶~~身分證及健保卡到健保署去、就可以領取一個保溫袋」，健保署澄清：贈送保溫袋係104年為推廣健康存摺，鼓勵民眾臨櫃申辦健保卡註冊服務之活動贈品，該活動已結束，且贈品已發送完畢，本署曾於105年2月25日發布新聞稿說明。</text:p>
            <text:p> </text:p>
            <text:p>　　不過，民眾仍透過網路再次流傳舊的訊息，健保署呼籲民眾不要再轉傳，避免以訛傳訛或徒勞奔波。 </text:p>
            <text:p/>
            <text:p>　　健保署表示，民眾可加入衛生福利部中央健保署臉書粉絲專頁或健保署Line@好友，隨時可獲得最正確健保訊息。</text:p>
            <text:p/>
          </table:table-cell>
          <table:table-cell table:style-name="ce6" office:value-type="string" calcext:value-type="string">
            <text:p>衛生福利部中央健康保險署</text:p>
          </table:table-cell>
          <table:table-cell table:number-columns-repeated="1020"/>
        </table:table-row>
        <table:table-row table:style-name="ro5">
          <table:table-cell table:style-name="ce2" office:value-type="string" calcext:value-type="string">
            <text:p>106/2/21</text:p>
          </table:table-cell>
          <table:table-cell table:style-name="ce6" office:value-type="string" calcext:value-type="string">
            <text:p>「年收入160萬元以下就可以申請健保費補助」是真的嗎？</text:p>
          </table:table-cell>
          <table:table-cell table:style-name="ce6" office:value-type="string" calcext:value-type="string">
            <text:p>網路流傳「年收入160萬元以下趕快去健保局申請菸品健康捐補助健保費」的訊息，健保署鄭重澄清，該項訊息並不正確，說明如下： </text:p>
            <text:p/>
            <text:p>一、目前健保署並無受理民眾申請菸品健康福利捐補助健保費的業務，請收到該項訊息的民眾，切勿相信，並籲請民眾不要再轉寄該項錯誤訊息，尤其應慎防是否詐騙個人資料。 </text:p>
            <text:p/>
            <text:p>二、98年間全球經濟遭逢金融海嘯衝擊時，健保署為減輕低收入邊緣戶的健保費負擔，暫以菸品健康福利捐的收入予以補助，以確保渠等就醫權益不受景氣影響。惟該項措施因社會救助法修正後，已新增「中低收入戶」認定標準及健保費補助規定，爰該項補助案自101年7月起結束，改依社會救助法等相關補助規定辦理。</text:p>
            <text:p> </text:p>
            <text:p>三、依社會救助法等相關規定，目前符合中低收入戶資格者，可由菸品健康福利捐補助自付健保費的1/2。民眾如本身或有親戚或朋友遭遇經濟困難，可直接向戶籍地的鄉（鎮、市、區）公所提出申請，如經核定為中低收入戶，縣市政府會主動提供名單傳送健保署，由健保署逕以菸品健康福利捐補助中低收入戶健保費。基於簡政便民，民眾毋需向健保署提出申請。</text:p>
          </table:table-cell>
          <table:table-cell table:style-name="ce6" office:value-type="string" calcext:value-type="string">
            <text:p>衛生福利部中央健康保險署</text:p>
          </table:table-cell>
          <table:table-cell table:number-columns-repeated="1020"/>
        </table:table-row>
        <table:table-row table:style-name="ro6">
          <table:table-cell table:style-name="ce3" office:value-type="string" calcext:value-type="string">
            <text:p>106/3/6</text:p>
          </table:table-cell>
          <table:table-cell office:value-type="string" calcext:value-type="string">
            <text:p>健保調整藥價等於換藥潮？</text:p>
          </table:table-cell>
          <table:table-cell table:style-name="ce7" office:value-type="string" calcext:value-type="string">
            <text:p>健保調整藥價≠換藥潮</text:p>
            <text:p/>
            <text:p>　　中央健保署近日依法進行藥價調整，共計調升332項，調降7,331項藥品支付價格，平均調幅約為3.5%，將自106年4月1日生效：但新聞披露後，部分媒體以「恐掀換藥潮」為標題，引發病人關注。健保署表示，藥價調整不整於換藥潮，根據該署過往藥價調整經驗，醫院換藥比率約只有0.3%，而且健保署會持續密切注意後續發展。</text:p>
            <text:p/>
            <text:p>　　健保署指出，自二代健保法修法後，為讓藥價調整作業更具有可預測性，因此自民國102年起試辦「藥費支出目標制」，每年就前一年超出藥費支出目標值之額度，作為當年藥價調整額度，據此進行健保藥品支付價格的調整。</text:p>
            <text:p/>
            <text:p>　　去年10月，某大醫院曾因藥品採購招標以具有高額的藥價差為依據，引發輿論討論；同樣的，今年健保署公布藥價調整方案，也引起外界疑慮，指健保近幾年一直砍藥價，造成醫院診所利潤減少，恐會引發換藥潮，而罪魁禍首似乎指向健保。其實，這類言論以偏概全，也抹煞健保署過去以來遏止不合理削價產生的藥價差，以及節省醫療支出所做的努力。</text:p>
            <text:p/>
            <text:p>正常情況下，藥商賣給醫療院所的藥品價格，由於每家醫院的規模不一樣，在一般情況下，愈大型的醫院由於進貨量大，相對的議價能力高，因此向藥商採購的交易價格會較便宜，甚至低於健保訂定的支付價，進而產生藥價差（支付價-實際採購價=藥價差）。換言之，藥價差就像一般商品買賣討價還價之後，藥商給醫療院所的折扣金額。</text:p>
            <text:p/>
            <text:p>　　另外，新的藥品剛進入市場銷售時價格會高，但因為專利過期，學名藥出現，或因有其他同類競爭藥品加入，售價自然也跟著降低。以國人常用的降血壓藥「脈優」（AMLODIPINE）5MG錠劑為例，一開始健保給付每顆19元， 但當它專利期過後，學名藥上市，這些年它的售價也逐漸下降，去年包含它在內的同成分規格AMLODIPINE 5MG錠劑的市場平均售價已經降到每顆約3元，而健保法定的藥價調整公式都是以廠商申報的市場銷售價，加上一些合理利潤來計算，因此今年把支付價格由6.4元調為5.7元，這次的降幅不算高。</text:p>
            <text:p/>
            <text:p>　　健保署強調，針對現有藥品市場，可能因藥商過度競爭而產生不合理的藥價差，健保署是依據「全民健康保險藥品價格調整作業辦法」，藉由藥價調查的機制而掌握實際交易價格調查，並適時進行藥價調整，替民眾將藥費支出省下來，把錢用在刀口上。</text:p>
            <text:p/>
            <text:p>　　更何況，藥價調降所節省下來的錢，仍然在健保總額中，就是用來支付新藥、新科技的醫療支出。隨著人口的老化、新的醫療技術或藥品的引進、藥品適應症的擴增，醫療費用逐年增加，健保若要長久，在支出增加的同時，必須開源、節流，藥價調降就是藥費節流的其中一個方法。例如去年底B肝的口服抗病毒藥物又放寬給付規定，本來規定給付3年、最多給付2次，如今則改為不限治療次數。</text:p>
            <text:p/>
            <text:p>　　不過，部分人士會怪罪到健保署，認為健保署這些年來不斷調降藥價，已砍到見骨，甚至傳出原開發廠退出台灣的消息。但實際上，歷年來原廠藥會退出台灣或健保的原因，雖其中部分原因是健保給付低於成本，但主要以專利過期、降價後競爭力不夠，招標被台廠取代，或因藥證到期、考量其它市場而退出。</text:p>
            <text:p/>
            <text:p>　　另外，也有人質疑，健保給付的藥價「比一顆糖果還便宜」，屆時藥品的品質如何維持？健保在藥價政策上，對於符合國際PIC/S GMP規範所製造的錠劑、針劑、口服液劑、眼用製劑…等等健保也都訂有基本價保障，某些因原物料上漲或進口成本上漲等因素而不敷成本的藥品，為了避免缺藥，健保也訂有調升藥價的機制。</text:p>
            <text:p/>
            <text:p>　　台灣已經是全面實施PIC/S GMP的國家，所以不論是國產藥品和輸入藥品的品質，都是符合先進國家的製造標準，健保基於鼓勵國人使用國產優良且售價較低的藥品，目前對於專利過期且健保收載超過15年的藥品，無論國產或研發廠都給予相同的支付價，目的在維持藥界的合理利潤，並鼓勵國內生技產業生根發展。</text:p>
            <text:p/>
            <text:p>　　健保署表示，縮短藥價差及建立合理的藥價給付政策，是健保署不斷追求的目標，一方面需要醫療院所放棄傳統「以藥養醫」的陋習，另一方面則鼓勵藥商不再以削價競爭，讓藥品價格回歸到市場價格，最後則呼籲病患珍惜醫療資源，避免藥品浪費，如此三管齊下，才能減輕健保財務的負擔，讓健保能夠永續發展。</text:p>
          </table:table-cell>
          <table:table-cell table:style-name="ce8" office:value-type="string" calcext:value-type="string">
            <text:p>衛生福利部中央健康保險署</text:p>
          </table:table-cell>
          <table:table-cell table:number-columns-repeated="1020"/>
        </table:table-row>
        <table:table-row table:style-name="ro7">
          <table:table-cell table:style-name="ce4" office:value-type="float" office:value="42821" calcext:value-type="float">
            <text:p>2017/3/27</text:p>
          </table:table-cell>
          <table:table-cell table:style-name="ce6" office:value-type="string" calcext:value-type="string">
            <text:p>近日網路及Line轉傳健保費繳款單是假的不要繳納的訊息案</text:p>
          </table:table-cell>
          <table:table-cell table:style-name="ce6" office:value-type="string" calcext:value-type="string">
            <text:p>部分民眾透過網路或即時通訊軟體，一再轉載「OOO先生的健保費欠費繳款單是假的」，民眾擔心前已繳納的健保費繳款單，是否也有類似情況。健保署澄清：該繳款單確實為健保署所開出，並非網路謠傳的詐騙案件。</text:p>
            <text:p/>
            <text:p>　　健保署呼籲民眾不要再轉傳，避免以訛傳訛。民眾若對於收到的健保費繳款單有疑慮，可透過繳款單上的洽詢電話或健保署全球資訊網提供的聯絡方式查明確認。</text:p>
            <text:p/>
          </table:table-cell>
          <table:table-cell table:number-columns-repeated="1021"/>
        </table:table-row>
        <table:table-row table:style-name="ro8" table:number-rows-repeated="1048568">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新細明體" svg:font-family="新細明體"/>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date-style style:name="N138P0" style:volatile="true">
      <number:year number:style="long"/>
      <number:text>/</number:text>
      <number:month/>
      <number:text>/</number:text>
      <number:day/>
    </number:date-style>
    <number:text-style style:name="N138">
      <number:text-content/>
      <style:map style:condition="value()&gt;=0" style:apply-style-name="N138P0"/>
    </number:text-style>
    <style:style style:name="Default" style:family="table-cell" style:data-style-name="N0">
      <style:table-cell-properties fo:background-color="transparent" style:vertical-align="middle"/>
      <style:text-properties fo:color="#000000" style:font-name="新細明體" fo:font-family="新細明體" fo:font-size="12pt" style:font-name-asian="新細明體" style:font-family-asian="新細明體" style:font-size-asian="12pt" style:font-name-complex="新細明體" style:font-family-complex="新細明體"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7.62mm" fo:margin-bottom="7.62mm" fo:margin-left="6.35mm" fo:margin-right="6.35mm" style:print-page-order="ttb" style:first-page-number="continue" style:scale-to="63%"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5">0000/00/00</text:date>, <text:time style:data-style-name="N2" text:time-value="10:44:27.027000000">00:00:00</text:time></text:p>
        </style:region-right>
      </style:header>
      <style:header-left style:display="false"/>
      <style:footer>
        <text:p>頁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_64 LibreOffice_project/490fc03b25318460cfc54456516ea2519c11d1aa</meta:generator>
    <meta:initial-creator>李均浩</meta:initial-creator>
    <meta:creation-date>2017-02-21T06:57:25Z</meta:creation-date>
    <dc:date>2018-07-05T10:47:16.498000000</dc:date>
    <meta:print-date>2017-02-21T07:39:19Z</meta:print-date>
    <meta:editing-duration>PT48M24S</meta:editing-duration>
    <meta:editing-cycles>3</meta:editing-cycles>
    <dc:title>衛生福利部中央健康保險署-全球資訊網</dc:title>
    <meta:document-statistic meta:table-count="1" meta:cell-count="27" meta:object-count="0"/>
  </office:meta>
</office:document-meta>
</file>